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631b8" officeooo:paragraph-rsid="001827f8"/>
    </style:style>
    <style:style style:name="P2" style:family="paragraph" style:parent-style-name="Standard">
      <style:text-properties officeooo:rsid="001f488d" officeooo:paragraph-rsid="001827f8"/>
    </style:style>
    <style:style style:name="P3" style:family="paragraph" style:parent-style-name="Standard">
      <style:text-properties officeooo:rsid="0016c570" officeooo:paragraph-rsid="001827f8"/>
    </style:style>
    <style:style style:name="P4" style:family="paragraph" style:parent-style-name="Standard">
      <style:text-properties officeooo:rsid="0017566a" officeooo:paragraph-rsid="001827f8"/>
    </style:style>
    <style:style style:name="P5" style:family="paragraph" style:parent-style-name="Standard">
      <style:text-properties officeooo:rsid="0017cc44" officeooo:paragraph-rsid="001827f8"/>
    </style:style>
    <style:style style:name="P6" style:family="paragraph" style:parent-style-name="Standard">
      <style:text-properties fo:font-style="italic" officeooo:rsid="0017cc44" officeooo:paragraph-rsid="001827f8" style:font-style-asian="italic" style:font-style-complex="italic"/>
    </style:style>
    <style:style style:name="P7" style:family="paragraph" style:parent-style-name="Standard">
      <style:text-properties fo:font-style="italic" officeooo:rsid="001c5ad8" officeooo:paragraph-rsid="001827f8" style:font-style-asian="italic" style:font-style-complex="italic"/>
    </style:style>
    <style:style style:name="P8" style:family="paragraph" style:parent-style-name="Standard">
      <style:text-properties style:font-name="Dudu Cyryllic" officeooo:rsid="0017cc44" officeooo:paragraph-rsid="001827f8"/>
    </style:style>
    <style:style style:name="P9" style:family="paragraph" style:parent-style-name="Standard">
      <style:text-properties style:font-name="Liberation Serif" fo:font-style="italic" officeooo:rsid="0017cc44" officeooo:paragraph-rsid="001827f8" style:font-style-asian="italic" style:font-style-complex="italic"/>
    </style:style>
    <style:style style:name="P10" style:family="paragraph" style:parent-style-name="Standard">
      <style:text-properties officeooo:rsid="00191dac" officeooo:paragraph-rsid="001827f8"/>
    </style:style>
    <style:style style:name="P11" style:family="paragraph" style:parent-style-name="Standard">
      <style:text-properties officeooo:rsid="001b03b4" officeooo:paragraph-rsid="001827f8"/>
    </style:style>
    <style:style style:name="P12" style:family="paragraph" style:parent-style-name="Standard">
      <style:text-properties officeooo:rsid="001c5ad8" officeooo:paragraph-rsid="001827f8"/>
    </style:style>
    <style:style style:name="P13" style:family="paragraph" style:parent-style-name="Standard">
      <style:text-properties officeooo:rsid="001da51c" officeooo:paragraph-rsid="001827f8"/>
    </style:style>
    <style:style style:name="T1" style:family="text">
      <style:text-properties officeooo:rsid="025549f2"/>
    </style:style>
    <style:style style:name="T2" style:family="text">
      <style:text-properties officeooo:rsid="038ff782"/>
    </style:style>
    <style:style style:name="T3" style:family="text">
      <style:text-properties officeooo:rsid="0017566a"/>
    </style:style>
    <style:style style:name="T4" style:family="text">
      <style:text-properties officeooo:rsid="017ae585"/>
    </style:style>
    <style:style style:name="T5" style:family="text">
      <style:text-properties officeooo:rsid="0017cc4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25549f2" style:font-style-asian="italic" style:font-style-complex="italic"/>
    </style:style>
    <style:style style:name="T8" style:family="text">
      <style:text-properties officeooo:rsid="001b03b4"/>
    </style:style>
    <style:style style:name="T9" style:family="text">
      <style:text-properties officeooo:rsid="0390b588"/>
    </style:style>
    <style:style style:name="T10" style:family="text">
      <style:text-properties officeooo:rsid="001c5ad8"/>
    </style:style>
    <style:style style:name="T11" style:family="text">
      <style:text-properties officeooo:rsid="001da51c"/>
    </style:style>
    <style:style style:name="T12" style:family="text">
      <style:text-properties officeooo:rsid="001f48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Месяца два с половиной, может три, я пробирался в назначенные Валей дни в машинописное бюро.</text:p>
      <text:p text:style-name="P3">К дому бюро я подходил по противоположному тротуару, как обучают друг друга подпольщики и конспираторы. Нырнув в дверь входа, я прокрадывался на второй этаж — лишь бы не спугнуть подвернувшуюся шальную удачу. </text:p>
      <text:p text:style-name="P3">Когда я отдал Вале перевод последнего из рассказов и снова попытался выяснить насчёт оплаты, она опять отмахнулась.</text:p>
      <text:p text:style-name="P3"/>
      <text:p text:style-name="P3">Труд обязан вознаграждаться, поэтому я решил заплатить — <text:span text:style-name="T1">если </text:span>не деньгами, <text:span text:style-name="T1">так натурой</text:span>.</text:p>
      <text:p text:style-name="P3">Возле трамвайной остановки на Миру в первом этаже пятиэтажки тянулся ряд магазинов, нависавших над тротуаром своими косыми витринами. Крайний справа — «Цветы», а на другом конце, ближе к площади, ювелирный магазин.</text:p>
      <text:p text:style-name="P3">Там, после обхода стеклянных ящиков-шкафов с непомерно дорогими ожерельями, браслетами и золотыми кольцами, я купил серебряную цепочку за 25 руб. </text:p>
      <text:p text:style-name="P3">В <text:span text:style-name="T2">качестве</text:span> футляра для неё была приобретена круглая лакированная пудреница с орнаменто<text:span text:style-name="T2">м,</text:span> <text:s/>за 5 руб. с чем-то, но <text:span text:style-name="T1">это</text:span> уже из отдела «Сувениры» в Универмаге.</text:p>
      <text:p text:style-name="P3">Забирая текст последнего рассказа, я отдал Вале пудреницу и попросил заглянуть под крышку. Оттуда потянулась длинная цепочка белого металла.</text:p>
      <text:p text:style-name="P3">- Мельхиор?- спросила машинистка из-за соседнего стола.</text:p>
      <text:p text:style-name="P3">Я не стал никому ничего объяснять: <text:s/>кто захочет — <text:span text:style-name="T3">найдёт способ определить из чего.</text:span></text:p>
      <text:p text:style-name="P4">В тот месяц алименты в Нежин и Конотоп съехали на 15 руб.</text:p>
      <text:p text:style-name="P4"/>
      <text:p text:style-name="P4">За пару дней до <text:span text:style-name="T2">П</text:span>ервомая меня опять потянуло на ритуалы. </text:p>
      <text:p text:style-name="P4">С <text:span text:style-name="T4">Д</text:span>екабристов 13 я принёс на объект кусок яркокрасного кумача, 40 х 40 см, прибил его на двухметровый брус из кучи останков бывших риштовок и <text:span text:style-name="T1">получился</text:span> весёлый флажок.</text:p>
      <text:p text:style-name="P4">Чтобы флажок не мешал работать, я закрепил его на готовом углу кладки стен третьего этажа и там он радостно реял под весенним ветром, над рекой железнодорожных рельсов, стекающих к Вокзалу по ту сторону <text:s/>стены из бетонных секций вокруг локомотивного депо.</text:p>
      <text:p text:style-name="P4">Пётр Кирпа спросил что это я опять <text:span text:style-name="T1">творю</text:span> и мне пришлось прогнать ему насчёт дня международной солидарности трудящихся. </text:p>
      <text:p text:style-name="P4">Он пообещал, что я допрыгаюсь, но бригада промолчала.</text:p>
      <text:p text:style-name="P4">Укладывая кирпич в стену захватки, мы иногда поглядывали на весело трепещущий кусок кумача над нашими трудовыми спинами.</text:p>
      <text:p text:style-name="P4"/>
      <text:p text:style-name="P4">Утром первого мая, в джинсах и светлой рубашке, я вышел на веранду обуть туфли. </text:p>
      <text:p text:style-name="P4">Там <text:span text:style-name="T2">же </text:span>оказались <text:span text:style-name="T2">и </text:span>мои родители. </text:p>
      <text:p text:style-name="P4">Они уже много лет считали себя свободными от хождения <text:span text:style-name="T1">на</text:span> демонстраци<text:span text:style-name="T1">и</text:span>.</text:p>
      <text:p text:style-name="P4">Я сел на маленькую табуреточку отцовского производства, чтобы завязать шнурки на чёрных кожаных туфлях.</text:p>
      <text:p text:style-name="P4">- <text:span text:style-name="T5">Ты никуда не пойдёшь,- сказала мне моя мать, стоя между мной и остеклённой дверью веранды.</text:span></text:p>
      <text:p text:style-name="P4">- <text:span text:style-name="T5">Посидишь дома,- подтвердил мой отец и задвинул засовчик на двери — плод своего слесарного искусства в Рембазе.</text:span></text:p>
      <text:p text:style-name="P5">Происходящее смахивало на домашний арест <text:s/>без суда и следствия. Всё так же сидя, я кручинно опустил голову и негромко затянул протяжную песню:</text:p>
      <text:p text:style-name="P6"><text:tab/><text:tab/><text:tab/>Ой, Днипро, Днипро, </text:p>
      <text:p text:style-name="P6"><text:tab/><text:tab/><text:tab/>Ты широк могуч,</text:p>
      <text:p text:style-name="P5"><text:span text:style-name="T6"><text:tab/><text:tab/><text:tab/>Над тобой плывут облака..</text:span>.</text:p>
      <text:p text:style-name="P5"/>
      <text:p text:style-name="P5"><text:soft-page-break/>Дальше я не знал слов, медленно поднялся и сделал шаг к выходу.</text:p>
      <text:p text:style-name="P5">Мой отец поймал мою шею в захват своими трудовыми руками молотобойца, дизелиста и слесаря. </text:p>
      <text:p text:style-name="P5">Меня всегда восхищала рельефность бицепсов его рук. </text:p>
      <text:p text:style-name="P5">Мать моя повисла на моём противоположном плече.</text:p>
      <text:p text:style-name="P5">Волоча их суммарный вес, я продолжал медленно продвигаться к двери. Там я отодвинул задвижку, выкрутился из удушающей хватки двух противоборцев и спрыгнул с крыльца на кирпичную дорожку к калитке.</text:p>
      <text:p text:style-name="P5">- Гадёныш!- крикнул мой отец.</text:p>
      <text:p text:style-name="P5">- Негодяй!- вторила ему моя мать.</text:p>
      <text:p text:style-name="P5">С победным смехом я воскликнул:</text:p>
      <text:p text:style-name="P5">- Мама! Догогонь!</text:p>
      <text:p text:style-name="P8"/>
      <text:p text:style-name="P9"><text:span text:style-name="T4">(...т</text:span>ак, по рассказам родителей, в двухлетнем возрасте я выговаривал «догони!»...<text:span text:style-name="T4">)</text:span></text:p>
      <text:p text:style-name="P9"/>
      <text:p text:style-name="P10">С тех пор я перестал разговаривать с родителями и перестал ходить на демонстрации.</text:p>
      <text:p text:style-name="P10">Вместо этого я сворачивал на Профессийной влево и шёл до самой окраины, где дома сменя<text:span text:style-name="T1">ются</text:span> лугом и деревьями лесополосы вдоль насыпи <text:span text:style-name="T1">железнодорожного полотна</text:span>. <text:span text:style-name="T1">Оттуда п</text:span>устынная полевая дорога вела <text:span text:style-name="T1">меня </text:span>в сторону станции Куколка. </text:p>
      <text:p text:style-name="P10">До <text:span text:style-name="T4">станции</text:span> я не доходил, <text:span text:style-name="T8">а</text:span> через пару километров <text:span text:style-name="T4">сворачивал на отделяющуюся </text:span>от <text:s/>насыпи ветк<text:span text:style-name="T8">у</text:span> пути, по которому никто не ездит — он запасной, на случай войны. </text:p>
      <text:p text:style-name="P10">Одинокая рельсовая колея соединяет киевскую и московскую часть магистрали в объезд Конотопа. </text:p>
      <text:p text:style-name="P10"><text:span text:style-name="T9">Он</text:span> ж стратегически важная узловая станция и его разбомбят в первую очередь.</text:p>
      <text:p text:style-name="P10">Вот зачем понадобился объездной путь, который, не заходя в Конотоп, плавной дугой через пустые поля выводит к сеймовскому лесу.</text:p>
      <text:p text:style-name="P11"><text:span text:style-name="T4">Возле</text:span> остановки «Присеймовье» я <text:span text:style-name="T4">уходил</text:span> к реке, где когда-то, ещё неженатыми, мы отдыхали с Ирой.</text:p>
      <text:p text:style-name="P11">Там я прочитывал «Morning Star» почти от <text:span text:style-name="T9">корки</text:span> до <text:span text:style-name="T9">корки</text:span> — кроме последней спортивной страницы, которую всегда игнорировал. </text:p>
      <text:p text:style-name="P11">Газету я оставлял <text:span text:style-name="T9">лежать </text:span>на берегу — авось кому и пригодится.</text:p>
      <text:p text:style-name="P11">Обратный путь <text:span text:style-name="T9">тянулся</text:span> вдоль основной двухколейной магистрали. Тропою под её высокой насыпью я входил в Конотоп и долго шёл вдоль огородов — аж до второго моста, где железная дорога сворачивает к Вокзалу. </text:p>
      <text:p text:style-name="P11">Тут мы с ней расставались и по окраинным улочкам я шёл <text:span text:style-name="T9">вдоль</text:span> Болота уже в вечерней темноте, <text:span text:style-name="T1">чтобы</text:span> <text:span text:style-name="T10">за старым кладбищем пересечь улицу Богдана Хмельницкого, а потом по Сосновской выйти к конечной трамвая, откуда до Декабристов всего ничего.</text:span></text:p>
      <text:p text:style-name="P12">В целом получался замкнутый круг — откуда вышел, туда и вернулся, прошагав весь день. <text:s/>Эти сольные марш-броски заменили мне демонстрации.</text:p>
      <text:p text:style-name="P7"><text:tab/><text:tab/><text:tab/>...ах, о чём</text:p>
      <text:p text:style-name="P7"><text:tab/><text:tab/><text:tab/> <text:s text:c="2"/>мы хох<text:span text:style-name="T1">ó</text:span>чем?</text:p>
      <text:p text:style-name="P7"><text:tab/><text:tab/><text:tab/> <text:s text:c="2"/>ведь не <text:span text:style-name="T1">ó</text:span>чень</text:p>
      <text:p text:style-name="P12"><text:span text:style-name="T6"><text:tab/><text:tab/><text:tab/> <text:s text:c="2"/>ох</text:span><text:span text:style-name="T7">ó</text:span><text:span text:style-name="T6">чи..</text:span>.</text:p>
      <text:p text:style-name="P12"/>
      <text:p text:style-name="P12">Но всё это в дальнейшем, а в самый первый раз при мне не было газеты «Morning Star», но было ощущение булавочного укола в грудь слева. И он никак не проходил, сколько не почёсывай рубашку в этом месте. </text:p>
      <text:p text:style-name="P12"><text:span text:style-name="T9">И </text:span>даже ночь<text:span text:style-name="T9">ю</text:span> <text:span text:style-name="T9">он </text:span>оста<text:span text:style-name="T9">ва</text:span>лся со мной, поэтому с утра я решил заняться трудотерапией.</text:p>
      <text:p text:style-name="P12">Я <text:span text:style-name="T11">отправился</text:span> в локомотивное депо, проник на его безлюдную и тихую, по поводу второго праздничного дня, территорию <text:span text:style-name="T11">и там вышел к незавершённому строительству административного корпуса.</text:span></text:p>
      <text:p text:style-name="P13">У груды силикатного кирпича нав<text:span text:style-name="T9">éзе</text:span>нного самосвалами я установил пустой поддон и <text:soft-page-break/>принялся складывать на него кирпичи.</text:p>
      <text:p text:style-name="P13">Иногда приходилось левым локтем зажимать грудь, пронзаемую уже не булавкой, а спицей.</text:p>
      <text:p text:style-name="P13">Когда на поддон были сложены все двенадцать рядов кирпича, я сказал себе, что жить буду и поднялся на незавершённый третий этаж.</text:p>
      <text:p text:style-name="P13">Тут я снял с угла кладки Весёлого Роджера, сунул его в дыру одной из плит перекрытия и присыпал засохшим раствором.</text:p>
      <text:p text:style-name="P13"/>
      <text:p text:style-name="P13">Запугиванья Кирпы остались пустой угрозой — в то лето меня так и не увезли в Ромны. </text:p>
      <text:p text:style-name="P13">Неужто я поумнел? </text:p>
      <text:p text:style-name="P13">Сомневаюсь. <text:span text:style-name="T12">Просто как-то не подвернулись ничьи высокопоставленные мозоли.</text:span></text:p>
      <text:p text:style-name="P2">К середине мая игла, или булавка, или что уж там воткнулось мне в грудь, потихоньку сама собой вытянулась, а через много лет мне стало ясно, что это я пережил свой первый инфаркт.</text:p>
      <text:p text:style-name="P2"/>
      <text:p text:style-name="P2">В моём не продуманном в подробностях плане подкатила несложная и <text:span text:style-name="T9">даже </text:span>приятная деталь — сборка отпечатанных текстов в один общий том рассказов.</text:p>
      <text:p text:style-name="P2">Для этого я купил в Универмаге папку с плотной пластиковой обложкой и никелированными кольцами-застёжками внутри. </text:p>
      <text:p text:style-name="P2">Обычно в таких папках держат общегодовые бухгалтерские отчёты на полках, в ряду таких же папок с широкими корешками.</text:p>
      <text:p text:style-name="P2">Дырокол для пробивки страниц машинописного текста по размеру кольцевых застёжек я взял у секретарши СМП-615. </text:p>
      <text:p text:style-name="P2">Начальник аж позеленел, увидав меня в пределах своей птицефабрики, но его мозоли ещё не доросли считаться высокопоставленны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16:47.450666621</meta:creation-date>
    <dc:date>2017-03-03T16:16:52.46945900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9" meta:word-count="1073" meta:character-count="7027" meta:non-whitespace-character-count="5956"/>
    <meta:generator>LibreOffice/4.3.3.2$Linux_x86 LibreOffice_project/430m0$Build-2</meta:generator>
  </office:meta>
</office:document-meta>
</file>